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, 'Times New Roman'" style:font-family-generic="roman"/>
    <style:font-face style:name="Liberation Sans" svg:font-family="'Liberation Sans', Arial" style:font-family-generic="swiss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3ce58" officeooo:paragraph-rsid="0003ce58"/>
    </style:style>
    <style:style style:name="P2" style:family="paragraph" style:parent-style-name="Standard">
      <style:paragraph-properties fo:text-align="center" style:justify-single-word="false"/>
      <style:text-properties fo:font-size="18pt" officeooo:rsid="0003ce58" officeooo:paragraph-rsid="0003ce58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tyle="italic" fo:font-weight="bold" officeooo:rsid="0003ce58" officeooo:paragraph-rsid="0003ce58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italic" fo:font-weight="bold" officeooo:rsid="0005aead" officeooo:paragraph-rsid="0005aea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tyle="italic" fo:font-weight="bold" officeooo:rsid="0005cdab" officeooo:paragraph-rsid="0005cdab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05aead" officeooo:paragraph-rsid="0005aead"/>
    </style:style>
    <style:style style:name="P7" style:family="paragraph" style:parent-style-name="Standard">
      <style:paragraph-properties fo:text-align="start" style:justify-single-word="false"/>
      <style:text-properties officeooo:rsid="0005cdab" officeooo:paragraph-rsid="0005aead"/>
    </style:style>
    <style:style style:name="P8" style:family="paragraph" style:parent-style-name="Standard">
      <style:paragraph-properties fo:text-align="start" style:justify-single-word="false"/>
      <style:text-properties officeooo:rsid="0005cdab" officeooo:paragraph-rsid="0005cdab"/>
    </style:style>
    <style:style style:name="P9" style:family="paragraph" style:parent-style-name="Standard">
      <style:paragraph-properties fo:text-align="start" style:justify-single-word="false"/>
      <style:text-properties fo:font-size="11pt" officeooo:rsid="0005cdab" officeooo:paragraph-rsid="0005cdab" style:font-size-asian="11pt" style:font-size-complex="11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5aea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officeooo:rsid="000b45a1" style:font-size-asian="11pt" style:font-size-complex="11pt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8" style:family="text">
      <style:text-properties officeooo:rsid="000b45a1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0.5pt" officeooo:rsid="000b45a1" style:font-size-asian="10.5pt" style:font-size-complex="10.5pt"/>
    </style:style>
    <style:style style:name="T11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officeooo:rsid="000b45a1" style:font-size-asian="10pt" style:font-size-complex="10pt"/>
    </style:style>
    <style:style style:name="T14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t robocup 2023 - tri d’objets de couleur</text:p>
      <text:p text:style-name="P1"/>
      <text:p text:style-name="P1"/>
      <text:p text:style-name="P3">Commandes pour le portique de détection : <text:span text:style-name="T3">@ 14</text:span></text:p>
      <text:p text:style-name="P1"><text:tab/></text:p>
      <text:p text:style-name="P1"><text:tab/><text:span text:style-name="T1">pc(x)</text:span><text:span text:style-name="T2"> </text:span><text:s/>pour renvoyer la couleur détectée (1 rouge, 2 verte, 3 bleue, 0 sans)</text:p>
      <text:p text:style-name="P1"/>
      <text:p text:style-name="P1"><text:tab/><text:span text:style-name="T1">pl(xx)</text:span> pour allumer une led avec la couleur choisie (10 rouge, 20 verte, 30 bleue, 00 sans)</text:p>
      <text:p text:style-name="P1"/>
      <text:p text:style-name="P1"><text:tab/><text:span text:style-name="T1">RESET</text:span> pour remettre à zero le portique de detection</text:p>
      <text:p text:style-name="P1"/>
      <text:p text:style-name="P1"/>
      <text:p text:style-name="P4">Commandes pour le convoyeur : @12</text:p>
      <text:p text:style-name="P6"/>
      <text:p text:style-name="P6"><text:tab/><text:span text:style-name="T1">mv(xx)</text:span> pour choisir la vitesse du convoyeur ( de 6 a 16 maxi) (8 au demarrage)</text:p>
      <text:p text:style-name="P6"/>
      <text:p text:style-name="P6"><text:tab/><text:span text:style-name="T1">mp(xxx)</text:span> pour le nombre de pas (de 0 à 2048 maxi) (48 au demarrage)</text:p>
      <text:p text:style-name="P6"/>
      <text:p text:style-name="P6"><text:tab/><text:span text:style-name="T1">ms(x)</text:span> pour le sens de rotation (0 ou 1) (0 au demarrage)</text:p>
      <text:p text:style-name="P6"/>
      <text:p text:style-name="P6"><text:tab/>S<text:span text:style-name="T1">TOP </text:span>ou <text:span text:style-name="T1">START </text:span><text:s text:c="2"/>(START au demarage)</text:p>
      <text:p text:style-name="P7"/>
      <text:p text:style-name="P6"/>
      <text:p text:style-name="P5">Commandes pour le bras articule : @ 11</text:p>
      <text:p text:style-name="P8"/>
      <text:p text:style-name="P8"><text:tab/><text:span text:style-name="T7">s1(xxx)</text:span><text:span text:style-name="T4"> pour modifier la position du servo "Waist_</text:span><text:span text:style-name="T5">taille</text:span><text:span text:style-name="T4">" ( de 00 à 180 maxi) (90 au demarrage)</text:span></text:p>
      <text:p text:style-name="P8"><text:span text:style-name="T4"/></text:p>
      <text:p text:style-name="P9"><text:tab/>s<text:span text:style-name="T1">2(xxx)</text:span> pour modifier la position du servo "shoulder_<text:span text:style-name="T8">epaule</text:span>" ( de 90 à 180 maxi) (180 au demarrage)</text:p>
      <text:p text:style-name="P9"/>
      <text:p text:style-name="P9"><text:tab/><text:span text:style-name="T1">s3(xxx)</text:span> pour modifier la position du servo "elbow_<text:span text:style-name="T8">coude</text:span>" ( de 30 à 150 maxi) (100 au demarrage)</text:p>
      <text:p text:style-name="P9"/>
      <text:p text:style-name="P9"><text:tab/><text:span text:style-name="T14">s4(xxx)</text:span><text:span text:style-name="T12"> pour modifier la position du servo "wrist roll_</text:span><text:span text:style-name="T13">rotation du poignet</text:span><text:span text:style-name="T12">" ( de 80 à 170 maxi) (100 au demarrage)</text:span></text:p>
      <text:p text:style-name="P9"/>
      <text:p text:style-name="P9"><text:tab/><text:span text:style-name="T14">s5(xxx)</text:span><text:span text:style-name="T12"> pour modifier la position du servo "wrist pitch_</text:span><text:span text:style-name="T13">hauteur du poignet</text:span><text:span text:style-name="T12">" ( de 40 à 120 maxi) (70 au demarrage)</text:span></text:p>
      <text:p text:style-name="P9"/>
      <text:p text:style-name="P9"><text:tab/><text:span text:style-name="T1">s6(xxx)</text:span> pour modifier la position du servo "gripper_<text:span text:style-name="T8">pince</text:span>" ( de 48 à 150 maxi) (100 au demarrage)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, 'Times New Roman'" style:font-family-generic="roman"/>
    <style:font-face style:name="Liberation Sans" svg:font-family="'Liberation Sans', Arial" style:font-family-generic="swiss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Liberation Serif" fo:font-family="'Liberation Serif', 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erif" fo:font-family="'Liberation Serif', 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fo:font-family="'Liberation Serif', 'Times New Roman'" style:font-family-generic="roman"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2T09:52:30.430792326</meta:creation-date>
    <dc:date>2023-01-12T10:26:57.676465158</dc:date>
    <meta:editing-duration>PT23M23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227" meta:character-count="1242" meta:non-whitespace-character-count="1015"/>
  </office:meta>
</office:document-meta>
</file>